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5-11-12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5-10-1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5-09-17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5-08-14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5-07-23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5-06-10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5-05-14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5-04-17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5-03-18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4-11-2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4-10-18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4-09-12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4-08-12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4-07-1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4-06-13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4-05-14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4-04-12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4-03-11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3-11-13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3-10-17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3-09-12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3-08-15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3-07-1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3-06-13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3-05-15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3-04-18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3-03-28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2-11-22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2-09-13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2-08-1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2-07-1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2-06-14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2-05-1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2-04-1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2-03-17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1-11-22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1-10-12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1-09-0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1-08-10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1-07-1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1-06-09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1-05-11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1-04-14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1-03-0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0-11-25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0-10-14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0-09-15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0-08-24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0-06-2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20-03-2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9-11-14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9-10-1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9-09-1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9-08-29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9-06-0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9-05-10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9-04-16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9-03-19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8-11-2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8-10-12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8-09-11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8-08-13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8-07-20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8-06-18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8-05-22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8-04-25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7-11-2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7-10-10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7-09-2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7-07-1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7-06-1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7-05-22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7-04-28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7-03-31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7-03-22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6-12-21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6-11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6-10-13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6-09-20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6-08-16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6-07-15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6-06-1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6-05-1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6-04-14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6-03-22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6-02-26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5-12-1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5-11-2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5-10-1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5-09-1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5-08-21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5-06-17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5-05-15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5-04-1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5-03-18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5-02-24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5-01-20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4-12-1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4-11-0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4-10-17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4-09-2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4-08-2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4-07-17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4-06-1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4-05-2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4-03-2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3-12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3-11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3-10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3-09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3-08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3-07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3-06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3-05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3-04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3-03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2-10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2-08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2-07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2-06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2-05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2-04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2-03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6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6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6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5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5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3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2000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9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8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7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6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6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5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9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8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8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8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8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8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8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8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8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8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8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8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8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8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8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8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07</text:p>
          </table:table-cell>
          <table:table-cell office:value-type="string" calcext:value-type="string">
            <text:p>QBAA nr Lakefield, SUMMERS WMA #1 (W)</text:p>
          </table:table-cell>
          <table:table-cell office:value-type="string" calcext:value-type="string">
            <text:p>198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84" meta:object-count="0"/>
    <meta:user-defined meta:name="AppVersion">3.0</meta:user-defined>
  </office:meta>
</office:document-meta>
</file>